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dziękujmy Mu</text:span><text:span text:style-name="T1"><text:line-break/></text:span><text:span text:style-name="T1">- Nasz Bóg potężny jest!</text:span><text:span text:style-name="T1"><text:line-break/></text:span><text:span text:style-name="T1">Oddajmy Mu chwałę</text:span><text:span text:style-name="T1"><text:line-break/></text:span><text:span text:style-name="T1">Bo to nasz Król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to królów</text:span><text:span text:style-name="T1"><text:line-break/></text:span><text:span text:style-name="T1">i panów Pan</text:span><text:span text:style-name="T1"><text:line-break/></text:span><text:span text:style-name="T1">- Nasz Bóg potężny jest!</text:span><text:span text:style-name="T1"><text:line-break/></text:span><text:span text:style-name="T1">Cała ziemia Jego jest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 miłości,</text:span><text:span text:style-name="T1"><text:line-break/></text:span><text:span text:style-name="T1">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3:17:50</meta:creation-date>
    <dc:date>2014-06-24T08:03:28.118000000</dc:date>
    <dc:language>pl-PL</dc:language>
    <meta:editing-cycles>22</meta:editing-cycles>
    <meta:editing-duration>PT34M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